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3. Activitats no avaluables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Activitat 01</text:span></text:a><text:span text:style-name="T16"><text:tab/>3</text:span></text:p>
          <text:p text:style-name="P13"><text:a xlink:type="simple" xlink:href="#_c56hiimpk9qr" text:style-name="Index_20_Link" text:visited-style-name="Index_20_Link"><text:span text:style-name="T16">Activitat 02</text:span></text:a><text:span text:style-name="T16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3. Activitats no avaluables</text:span></text:p>
      <text:list xml:id="list803250502" text:style-name="WWNum1">
        <text:list-item>
          <text:p text:style-name="P24"><text:bookmark text:name="_dbh0n1vac4c8"/>Activitat 01</text:p>
        </text:list-item>
      </text:list>
      <text:p text:style-name="P10">¿Que avantatges i desavantatges té col·locar la infraestructura de servidors en la teua empresa? ¿I col·locar-la a un servidor extern? Comenta al fòrum la teua opinió.</text:p>
      <text:list xml:id="list32926435349159" text:continue-numbering="true" text:style-name="WWNum1">
        <text:list-item>
          <text:p text:style-name="P23"><text:bookmark text:name="_c56hiimpk9qr"/>Activitat 02</text:p>
        </text:list-item>
      </text:list>
      <text:p text:style-name="P10">Realitza proves de les diferents instal·lacions possibles d’Odoo (Ubuntu, Windows, Docker, Docker Compose). Comenta els teus dubtes, observacions i curiositats al fòrum.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no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1" meta:word-count="164" meta:character-count="1086" meta:non-whitespace-character-count="938"/>
    <meta:generator>LibreOfficeDev/6.0.5.2$Linux_X86_64 LibreOffice_project/</meta:generator>
  </office:meta>
</office:document-meta>
</file>